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038d45" officeooo:paragraph-rsid="00038d45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weight="normal" officeooo:rsid="00038d45" officeooo:paragraph-rsid="00038d45" style:font-weight-asian="normal" style:font-weight-complex="normal"/>
    </style:style>
    <style:style style:name="P4" style:family="paragraph" style:parent-style-name="Standard">
      <style:paragraph-properties fo:margin-left="1.251cm" fo:margin-right="0cm" fo:text-align="justify" style:justify-single-word="false" fo:orphans="2" fo:widows="2" fo:text-indent="0cm" style:auto-text-indent="false"/>
      <style:text-properties fo:font-weight="normal" officeooo:rsid="00038d45" officeooo:paragraph-rsid="00038d45" style:font-weight-asian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weight="normal" officeooo:rsid="000497c5" officeooo:paragraph-rsid="00038d45" style:font-weight-asian="normal" style:font-weight-complex="normal"/>
    </style:style>
    <style:style style:name="P6" style:family="paragraph" style:parent-style-name="Standard">
      <style:paragraph-properties fo:margin-left="1.251cm" fo:margin-right="0cm" fo:text-align="justify" style:justify-single-word="false" fo:orphans="2" fo:widows="2" fo:text-indent="0cm" style:auto-text-indent="false"/>
      <style:text-properties fo:font-weight="normal" officeooo:rsid="000497c5" officeooo:paragraph-rsid="000497c5" style:font-weight-asian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weight="normal" officeooo:rsid="000497c5" officeooo:paragraph-rsid="000497c5" style:font-weight-asian="normal" style:font-weight-complex="normal"/>
    </style:style>
    <style:style style:name="T1" style:family="text">
      <style:text-properties fo:font-variant="normal" fo:text-transform="none" fo:color="#000000" loext:opacity="100%" style:font-name="arial" fo:font-size="18pt" fo:letter-spacing="normal" fo:font-style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arial" fo:letter-spacing="normal" fo:font-style="normal"/>
    </style:style>
    <style:style style:name="T3" style:family="text">
      <style:text-properties fo:font-variant="normal" fo:text-transform="none" fo:color="#000000" loext:opacity="100%" style:font-name="arial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officeooo:rsid="000497c5" style:font-size-asian="12pt" style:font-size-complex="12pt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2eb8" loext:opacity="100%" style:font-name="arial" fo:font-size="18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2eb8" loext:opacity="100%" style:font-name="arial" fo:letter-spacing="normal" fo:font-style="normal" fo:font-weight="normal"/>
    </style:style>
    <style:style style:name="T10" style:family="text">
      <style:text-properties fo:font-variant="normal" fo:text-transform="none" fo:color="#002eb8" loext:opacity="100%" style:font-name="arial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2eb8" loext:opacity="100%" style:font-name="arial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002eb8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1) Explique com suas palavras, mas corretamente, o que significa o ENGINE no </text:span><text:span text:style-name="Strong_20_Emphasis"><text:span text:style-name="T12">MySQL</text:span></text:span><text:span text:style-name="T7">?</text:span></text:p>
      <text:p text:style-name="P1"><text:span text:style-name="T4"/></text:p>
      <text:p text:style-name="P2"><text:span text:style-name="T4">O termo ‘Engine’ no MySQL se refere ao mecanismo de armazenamento usado pelo banco para manipular os dados.</text:span></text:p>
      <text:p text:style-name="P2"><text:span text:style-name="T4"/></text:p>
      <text:p text:style-name="P2"><text:span text:style-name="T7">2) De maneira objetiva, relacione ao menos </text:span><text:span text:style-name="Strong_20_Emphasis"><text:span text:style-name="T7">quatro </text:span></text:span><text:span text:style-name="T7">ENGINE mais conhecidos no </text:span><text:span text:style-name="Strong_20_Emphasis"><text:span text:style-name="T12">MySQL</text:span></text:span><text:span text:style-name="Strong_20_Emphasis"><text:span text:style-name="T7"> </text:span></text:span><text:span text:style-name="T7">e forneça ao menos UMA de suas características comparando cada uma das ENGINE indicadas (a </text:span><text:span text:style-name="Strong_20_Emphasis"><text:span text:style-name="T7">InnoDB </text:span></text:span><text:span text:style-name="T7">e a </text:span><text:span text:style-name="Strong_20_Emphasis"><text:span text:style-name="T7">MyISAM </text:span></text:span><text:span text:style-name="T7">deverão estar entre estas quatro selecionadas).</text:span></text:p>
      <text:p text:style-name="P2"><text:span text:style-name="T7"/></text:p>
      <text:p text:style-name="P3"><text:span text:style-name="T5">InnoDB</text:span></text:p>
      <text:p text:style-name="P4"><text:span text:style-name="T6">T</text:span><text:span text:style-name="T5">ransações seguras, com suporte a integridade referencial das chaves estrangeiras.</text:span></text:p>
      <text:p text:style-name="P3"><text:span text:style-name="T5"/></text:p>
      <text:p text:style-name="P3"><text:span text:style-name="T5">MyISAM</text:span></text:p>
      <text:p text:style-name="P4"><text:span text:style-name="T5">Tabelas ocupas pouco espaço de armazenamento, desempenho limitado em leitura/gravação simultâneas.</text:span></text:p>
      <text:p text:style-name="P3"><text:span text:style-name="T5"/></text:p>
      <text:p text:style-name="P3"><text:span text:style-name="T5">Memory</text:span></text:p>
      <text:p text:style-name="P4"><text:span text:style-name="T5">Armazena todos os dados na memória RAM, ideal para </text:span><text:span text:style-name="T6">o rápido acesso.</text:span></text:p>
      <text:p text:style-name="P5"><text:span text:style-name="T5"/></text:p>
      <text:p text:style-name="P5"><text:span text:style-name="T5">Federated</text:span></text:p>
      <text:p text:style-name="P6"><text:span text:style-name="T5">Oferece a capacidade de vincular vários servidores em um único database, ideal para ambientes distribuidos.</text:span></text:p>
      <text:p text:style-name="P7"><text:span text:style-name="T5"/></text:p>
      <text:p text:style-name="P7"><text:span text:style-name="T7">3) Indique qual das ENGINE do </text:span><text:span text:style-name="Strong_20_Emphasis"><text:span text:style-name="T12">MySQL</text:span></text:span><text:span text:style-name="Strong_20_Emphasis"><text:span text:style-name="T7"> </text:span></text:span><text:span text:style-name="T7">é a MELHOR e explique PORQUE tal escolha com pelo menos 100 caracteres e máximo de 500 caracteres.</text:span></text:p>
      <text:p text:style-name="P7"><text:span text:style-name="T7"/></text:p>
      <text:p text:style-name="P7"><text:span text:style-name="T5">Com o objetivo de ter transações seguras, respeitando a integridade referencial das chaves estrangeiras, sem abrir mão da performance a ENGINE mais adequada é o InnoD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7:42.511960033</meta:creation-date>
    <dc:date>2024-05-08T17:59:22.887567677</dc:date>
    <meta:editing-duration>PT9M40S</meta:editing-duration>
    <meta:editing-cycles>1</meta:editing-cycles>
    <meta:document-statistic meta:table-count="0" meta:image-count="0" meta:object-count="0" meta:page-count="1" meta:paragraph-count="13" meta:word-count="173" meta:character-count="1111" meta:non-whitespace-character-count="951"/>
    <meta:generator>LibreOffice/7.3.7.2$Linux_X86_64 LibreOffice_project/30$Build-2</meta:generator>
  </office:meta>
</office:document-meta>
</file>